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715cm" svg:height="3.175cm" svg:x="7.985cm" svg:y="3.54cm">
          <text:p text:style-name="P1"><text:span text:style-name="T1">Is the current </text:span></text:p>
          <text:p text:style-name="P1"><text:span text:style-name="T1">document modifi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" draw:id="id2" draw:layer="layout" svg:width="4.445cm" svg:height="1.905cm" svg:x="15.605cm" svg:y="4.175cm">
          <text:p text:style-name="P2">Save 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3.7cm" svg:y1="5.127cm" svg:x2="15.605cm" svg:y2="5.127cm" draw:start-shape="id1" draw:end-shape="id2" draw:end-glue-point="3" svg:d="m13700 5127h1905">
          <text:p/>
        </draw:connector>
        <draw:frame draw:style-name="gr3" draw:layer="layout" svg:width="1.48cm" svg:height="0.962cm" svg:x="13.7cm" svg:y="3.848cm">
          <draw:text-box>
            <text:p>yes</text:p>
          </draw:text-box>
        </draw:frame>
        <draw:frame draw:style-name="gr3" draw:layer="layout" svg:width="1.205cm" svg:height="0.962cm" svg:x="8.62cm" svg:y="7.023cm">
          <draw:text-box>
            <text:p>no</text:p>
          </draw:text-box>
        </draw:frame>
        <draw:custom-shape draw:style-name="gr1" draw:text-style-name="P2" xml:id="id3" draw:id="id3" draw:layer="layout" svg:width="4.445cm" svg:height="1.905cm" svg:x="8.62cm" svg:y="9.255cm">
          <text:p text:style-name="P2">Clear grid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834cm" svg:height="0.963cm" svg:x="1.635cm" svg:y="9.255cm">
          <draw:text-box>
            <text:p text:style-name="P2">actions.new</text:p>
          </draw:text-box>
        </draw:frame>
        <draw:frame draw:style-name="gr4" draw:text-style-name="P2" draw:layer="layout" svg:width="4.126cm" svg:height="0.963cm" svg:x="1.635cm" svg:y="4.81cm">
          <draw:text-box>
            <text:p text:style-name="P2">grid.modified</text:p>
          </draw:text-box>
        </draw:frame>
        <draw:custom-shape draw:style-name="gr1" draw:text-style-name="P2" xml:id="id4" draw:id="id4" draw:layer="layout" svg:width="4.445cm" svg:height="1.905cm" svg:x="8.62cm" svg:y="11.795cm">
          <text:p text:style-name="P2">Resize grid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842cm" svg:y1="6.715cm" svg:x2="10.842cm" svg:y2="9.255cm" draw:start-shape="id1" draw:start-glue-point="6" draw:end-shape="id3" svg:d="m10842 6715v2540">
          <text:p/>
        </draw:connector>
        <draw:connector draw:style-name="gr2" draw:text-style-name="P2" draw:layer="layout" draw:type="line" svg:x1="17.827cm" svg:y1="6.08cm" svg:x2="10.842cm" svg:y2="9.255cm" draw:start-shape="id2" draw:start-glue-point="2" draw:end-shape="id3" draw:end-glue-point="0" svg:d="m17827 6080-6985 3175">
          <text:p/>
        </draw:connector>
        <draw:connector draw:style-name="gr2" draw:text-style-name="P2" draw:layer="layout" draw:type="line" svg:x1="10.842cm" svg:y1="11.16cm" svg:x2="10.842cm" svg:y2="11.795cm" draw:start-shape="id3" draw:start-glue-point="2" draw:end-shape="id4" svg:d="m10842 11160v635">
          <text:p/>
        </draw:connector>
        <draw:frame draw:style-name="gr3" draw:layer="layout" svg:width="4.714cm" svg:height="0.962cm" svg:x="2.27cm" svg:y="1cm">
          <draw:text-box>
            <text:p>Create new file</text:p>
          </draw:text-box>
        </draw:frame>
      </draw:page>
      <draw:page draw:name="page2" draw:style-name="dp1" draw:master-page-name="Default">
        <draw:custom-shape draw:style-name="gr1" draw:text-style-name="P1" xml:id="id5" draw:id="id5" draw:layer="layout" svg:width="5.715cm" svg:height="3.175cm" svg:x="7.985cm" svg:y="3.54cm">
          <text:p text:style-name="P1"><text:span text:style-name="T1">Is the current </text:span></text:p>
          <text:p text:style-name="P1"><text:span text:style-name="T1">document modifi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6" draw:id="id6" draw:layer="layout" svg:width="4.445cm" svg:height="1.905cm" svg:x="15.605cm" svg:y="4.175cm">
          <text:p text:style-name="P2">Save 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3.7cm" svg:y1="5.127cm" svg:x2="15.605cm" svg:y2="5.127cm" draw:start-shape="id5" draw:end-shape="id6" draw:end-glue-point="3" svg:d="m13700 5127h1905">
          <text:p/>
        </draw:connector>
        <draw:frame draw:style-name="gr3" draw:layer="layout" svg:width="1.48cm" svg:height="0.962cm" svg:x="13.7cm" svg:y="3.848cm">
          <draw:text-box>
            <text:p>yes</text:p>
          </draw:text-box>
        </draw:frame>
        <draw:frame draw:style-name="gr3" draw:layer="layout" svg:width="1.205cm" svg:height="0.962cm" svg:x="8.62cm" svg:y="7.023cm">
          <draw:text-box>
            <text:p>no</text:p>
          </draw:text-box>
        </draw:frame>
        <draw:custom-shape draw:style-name="gr1" draw:text-style-name="P2" xml:id="id8" draw:id="id8" draw:layer="layout" svg:width="4.445cm" svg:height="1.905cm" svg:x="8.62cm" svg:y="16.875cm">
          <text:p text:style-name="P2">Clear grid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08cm" svg:height="0.963cm" svg:x="1.635cm" svg:y="16.875cm">
          <draw:text-box>
            <text:p text:style-name="P2">actions.open</text:p>
          </draw:text-box>
        </draw:frame>
        <draw:frame draw:style-name="gr4" draw:text-style-name="P2" draw:layer="layout" svg:width="4.126cm" svg:height="0.963cm" svg:x="1.635cm" svg:y="4.81cm">
          <draw:text-box>
            <text:p text:style-name="P2">grid.modified</text:p>
          </draw:text-box>
        </draw:frame>
        <draw:custom-shape draw:style-name="gr1" draw:text-style-name="P2" xml:id="id9" draw:id="id9" draw:layer="layout" svg:width="4.445cm" svg:height="1.905cm" svg:x="8.62cm" svg:y="19.415cm">
          <text:p text:style-name="P2">Resize grid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842cm" svg:y1="6.715cm" svg:x2="10.842cm" svg:y2="8.62cm" draw:start-shape="id5" draw:start-glue-point="6" draw:end-shape="id7" svg:d="m10842 6715v1905">
          <text:p/>
        </draw:connector>
        <draw:connector draw:style-name="gr2" draw:text-style-name="P2" draw:layer="layout" draw:type="line" svg:x1="17.827cm" svg:y1="6.08cm" svg:x2="10.842cm" svg:y2="8.62cm" draw:start-shape="id6" draw:start-glue-point="2" draw:end-shape="id7" draw:end-glue-point="4" svg:d="m17827 6080-6985 2540">
          <text:p/>
        </draw:connector>
        <draw:connector draw:style-name="gr2" draw:text-style-name="P2" draw:layer="layout" draw:type="line" svg:x1="10.842cm" svg:y1="18.78cm" svg:x2="10.842cm" svg:y2="19.415cm" draw:start-shape="id8" draw:start-glue-point="2" draw:end-shape="id9" svg:d="m10842 18780v635">
          <text:p/>
        </draw:connector>
        <draw:frame draw:style-name="gr3" draw:layer="layout" svg:width="3.038cm" svg:height="0.962cm" svg:x="2.27cm" svg:y="1cm">
          <draw:text-box>
            <text:p>Open file</text:p>
          </draw:text-box>
        </draw:frame>
        <draw:custom-shape draw:style-name="gr1" draw:text-style-name="P2" xml:id="id10" draw:id="id10" draw:layer="layout" svg:width="4.445cm" svg:height="1.905cm" svg:x="8.62cm" svg:y="21.955cm">
          <text:p text:style-name="P2">Fill grid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4.445cm" svg:height="1.905cm" svg:x="8.62cm" svg:y="24.495cm">
          <text:p text:style-name="P2">Set attribute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842cm" svg:y1="21.32cm" svg:x2="10.842cm" svg:y2="21.955cm" draw:start-shape="id9" draw:end-shape="id10" draw:end-glue-point="0" svg:d="m10842 21320v635">
          <text:p/>
        </draw:connector>
        <draw:connector draw:style-name="gr2" draw:text-style-name="P2" draw:layer="layout" draw:type="line" svg:x1="10.842cm" svg:y1="23.86cm" svg:x2="10.842cm" svg:y2="24.495cm" draw:start-shape="id10" draw:start-glue-point="2" draw:end-shape="id11" draw:end-glue-point="0" svg:d="m10842 23860v635">
          <text:p/>
        </draw:connector>
        <draw:custom-shape draw:style-name="gr1" draw:text-style-name="P1" xml:id="id7" draw:id="id7" draw:layer="layout" svg:width="5.715cm" svg:height="3.175cm" svg:x="7.985cm" svg:y="8.62cm">
          <text:p text:style-name="P1"><text:span text:style-name="T1">Is the file trust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48cm" svg:height="0.962cm" svg:x="13.854cm" svg:y="8.85cm">
          <draw:text-box>
            <text:p>yes</text:p>
          </draw:text-box>
        </draw:frame>
        <draw:frame draw:style-name="gr3" draw:layer="layout" svg:width="1.205cm" svg:height="0.962cm" svg:x="8.62cm" svg:y="11.795cm">
          <draw:text-box>
            <text:p>no</text:p>
          </draw:text-box>
        </draw:frame>
        <draw:connector draw:style-name="gr2" draw:text-style-name="P2" draw:layer="layout" draw:line-skew="0cm 1.905cm" svg:x1="13.7cm" svg:y1="10.208cm" svg:x2="10.842cm" svg:y2="16.875cm" draw:start-shape="id7" draw:start-glue-point="7" draw:end-shape="id8" draw:end-glue-point="0" svg:d="m13700 10208h501v6032h-3359v635">
          <text:p/>
        </draw:connector>
        <draw:custom-shape draw:style-name="gr1" draw:text-style-name="P2" xml:id="id12" draw:id="id12" draw:layer="layout" svg:width="3.81cm" svg:height="2.54cm" svg:x="8.955cm" svg:y="13.065cm">
          <text:p text:style-name="P2">Enter</text:p>
          <text:p text:style-name="P2">safe mod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0.842cm" svg:y1="11.795cm" svg:x2="10.86cm" svg:y2="13.065cm" draw:start-shape="id7" draw:end-shape="id12" draw:end-glue-point="0" svg:d="m10842 11795v635h18v635">
          <text:p/>
        </draw:connector>
        <draw:connector draw:style-name="gr2" draw:text-style-name="P2" draw:layer="layout" svg:x1="10.86cm" svg:y1="15.605cm" svg:x2="10.842cm" svg:y2="16.875cm" draw:start-shape="id12" draw:start-glue-point="2" draw:end-shape="id8" draw:end-glue-point="0" svg:d="m10860 15605v635h-18v6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13T20:12:32</meta:creation-date>
    <dc:date>2011-09-13T20:27:58</dc:date>
    <meta:editing-duration>PT15M27S</meta:editing-duration>
    <meta:editing-cycles>3</meta:editing-cycles>
    <meta:generator>LibreOffice/3.3$Linux LibreOffice_project/330m19$Build-301</meta:generator>
    <meta:document-statistic meta:object-count="37"/>
  </office:meta>
</office:document-meta>
</file>